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6cm"/>
    </style:style>
    <style:style style:name="co2" style:family="table-column">
      <style:table-column-properties fo:break-before="auto" style:column-width="3.519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3.387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8.202cm"/>
    </style:style>
    <style:style style:name="co8" style:family="table-column">
      <style:table-column-properties fo:break-before="auto" style:column-width="9.737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3.36cm"/>
    </style:style>
    <style:style style:name="co11" style:family="table-column">
      <style:table-column-properties fo:break-before="auto" style:column-width="4.49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automatic"/>
    </style:style>
    <style:style style:name="ce2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9" table:number-columns-repeated="2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4" table:number-columns-repeated="1007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questGiverImgName</text:p>
          </table:table-cell>
          <table:table-cell office:value-type="string">
            <text:p>questGiverName_en</text:p>
          </table:table-cell>
          <table:table-cell office:value-type="string">
            <text:p>questGiverName_de-DE</text:p>
          </table:table-cell>
          <table:table-cell office:value-type="string">
            <text:p>questionSpecificImage</text:p>
          </table:table-cell>
          <table:table-cell office:value-type="string">
            <text:p>correctAnswerNr</text:p>
          </table:table-cell>
          <table:table-cell office:value-type="string">
            <text:p>questText_en</text:p>
          </table:table-cell>
          <table:table-cell office:value-type="string">
            <text:p>questText_de-DE</text:p>
          </table:table-cell>
          <table:table-cell office:value-type="string">
            <text:p>answer1Text_en</text:p>
          </table:table-cell>
          <table:table-cell office:value-type="string">
            <text:p>answer1Text_de-DE</text:p>
          </table:table-cell>
          <table:table-cell office:value-type="string">
            <text:p>answer1Icon</text:p>
          </table:table-cell>
          <table:table-cell office:value-type="string">
            <text:p>answer2Text_en</text:p>
          </table:table-cell>
          <table:table-cell office:value-type="string">
            <text:p>answer2Text_de-DE</text:p>
          </table:table-cell>
          <table:table-cell office:value-type="string">
            <text:p>answer2Icon</text:p>
          </table:table-cell>
          <table:table-cell office:value-type="string">
            <text:p>answer3Text_en</text:p>
          </table:table-cell>
          <table:table-cell office:value-type="string">
            <text:p>answer3Text_de-DE</text:p>
          </table:table-cell>
          <table:table-cell office:value-type="string">
            <text:p>answer3Icon</text:p>
          </table:table-cell>
          <table:table-cell table:number-columns-repeated="1007"/>
        </table:table-row>
        <table:table-row table:style-name="ro2">
          <table:table-cell office:value-type="string">
            <text:p>Flood_Cologne_1</text:p>
          </table:table-cell>
          <table:table-cell table:style-name="ce2" office:value-type="string">
            <text:p>char_flood_1</text:p>
          </table:table-cell>
          <table:table-cell office:value-type="string">
            <text:p>Nina, Cologne, THW</text:p>
          </table:table-cell>
          <table:table-cell office:value-type="string">
            <text:p>Nina, Köln, THW</text:p>
          </table:table-cell>
          <table:table-cell table:style-name="ce2" office:value-type="string">
            <text:p>place1_flood</text:p>
          </table:table-cell>
          <table:table-cell office:value-type="float" office:value="1">
            <text:p>1</text:p>
          </table:table-cell>
          <table:table-cell table:style-name="ce3" office:value-type="string">
            <text:p>It's been raining extremely heavily for a couple of hours. And now the river looks all muddy. What could happen?</text:p>
          </table:table-cell>
          <table:table-cell table:style-name="ce3" office:value-type="string">
            <text:p>Seit ein paar Stunden regnet es extrem stark. Und jetzt sieht der Fluss total schlammig aus. Was könnte passieren?</text:p>
          </table:table-cell>
          <table:table-cell table:style-name="ce2" office:value-type="string">
            <text:p>Flashflood</text:p>
          </table:table-cell>
          <table:table-cell table:style-name="ce2" office:value-type="string">
            <text:p>Sturzflut</text:p>
          </table:table-cell>
          <table:table-cell table:style-name="ce3" office:value-type="string">
            <text:p>UI_Quiz_FloodButton_Asset</text:p>
          </table:table-cell>
          <table:table-cell table:number-columns-repeated="2" table:style-name="ce3" office:value-type="string">
            <text:p>Tsunami</text:p>
          </table:table-cell>
          <table:table-cell table:style-name="ce3" office:value-type="string">
            <text:p>UI_Quiz_TsunamiButton_Asset</text:p>
          </table:table-cell>
          <table:table-cell table:style-name="ce3" office:value-type="string">
            <text:p>Earthquake</text:p>
          </table:table-cell>
          <table:table-cell table:style-name="ce3" office:value-type="string">
            <text:p>Erdbeben</text:p>
          </table:table-cell>
          <table:table-cell table:style-name="ce3" office:value-type="string">
            <text:p>UI_Quiz_EarthquakeButton_Asset</text:p>
          </table:table-cell>
          <table:table-cell table:number-columns-repeated="1007"/>
        </table:table-row>
        <table:table-row table:style-name="ro2">
          <table:table-cell office:value-type="string">
            <text:p>Flood_Cologne_2</text:p>
          </table:table-cell>
          <table:table-cell table:style-name="ce2" office:value-type="string">
            <text:p>char_flood_1</text:p>
          </table:table-cell>
          <table:table-cell office:value-type="string">
            <text:p>Nina, Cologne, THW</text:p>
          </table:table-cell>
          <table:table-cell office:value-type="string">
            <text:p>Nina, Köln, THW</text:p>
          </table:table-cell>
          <table:table-cell table:style-name="ce2" office:value-type="string">
            <text:p>place1_flood</text:p>
          </table:table-cell>
          <table:table-cell office:value-type="float" office:value="2">
            <text:p>2</text:p>
          </table:table-cell>
          <table:table-cell table:style-name="ce3" office:value-type="string">
            <text:p>A flashflood? How long does it take until it reaches this city?</text:p>
          </table:table-cell>
          <table:table-cell table:style-name="ce3" office:value-type="string">
            <text:p>Eine Sturzflut? Wie lange dauert es, bis sie die Stadt erreicht?</text:p>
          </table:table-cell>
          <table:table-cell table:style-name="ce2" office:value-type="string">
            <text:p>Max. 30 minutes</text:p>
          </table:table-cell>
          <table:table-cell table:style-name="ce2" office:value-type="string">
            <text:p>Maximal 30 Minuten</text:p>
          </table:table-cell>
          <table:table-cell table:style-name="ce3" office:value-type="string">
            <text:p>UI_Quiz_TimeLowButton_Asset</text:p>
          </table:table-cell>
          <table:table-cell table:style-name="ce3" office:value-type="string">
            <text:p>Max. 6 hours</text:p>
          </table:table-cell>
          <table:table-cell table:style-name="ce3" office:value-type="string">
            <text:p>Maximal 6 Stunden</text:p>
          </table:table-cell>
          <table:table-cell table:style-name="ce3" office:value-type="string">
            <text:p>UI_Quiz_TimeMediumButton_Asset</text:p>
          </table:table-cell>
          <table:table-cell table:style-name="ce3" office:value-type="string">
            <text:p>Two to three days</text:p>
          </table:table-cell>
          <table:table-cell table:style-name="ce3" office:value-type="string">
            <text:p>1-2 Tage</text:p>
          </table:table-cell>
          <table:table-cell table:style-name="ce3" office:value-type="string">
            <text:p>UI_Quiz_TimeHighButton_Asset</text:p>
          </table:table-cell>
          <table:table-cell table:number-columns-repeated="1007"/>
        </table:table-row>
        <table:table-row table:style-name="ro2">
          <table:table-cell office:value-type="string">
            <text:p>Flood_Cologne_3</text:p>
          </table:table-cell>
          <table:table-cell table:style-name="ce2" office:value-type="string">
            <text:p>char_flood_1</text:p>
          </table:table-cell>
          <table:table-cell office:value-type="string">
            <text:p>Nina, Cologne, THW</text:p>
          </table:table-cell>
          <table:table-cell office:value-type="string">
            <text:p>Nina, Köln, THW</text:p>
          </table:table-cell>
          <table:table-cell table:style-name="ce2" office:value-type="string">
            <text:p>place1_flood</text:p>
          </table:table-cell>
          <table:table-cell office:value-type="float" office:value="2">
            <text:p>2</text:p>
          </table:table-cell>
          <table:table-cell table:style-name="ce3" office:value-type="string">
            <text:p>Less than 6 hours left! As a citizen: What is the best thing to do in case of a flashflood?</text:p>
          </table:table-cell>
          <table:table-cell table:style-name="ce3" office:value-type="string">
            <text:p>Weniger als 6 Stunden Zeit! Was sollte man als Bürger am besten tun bei einer Sturzflut?</text:p>
          </table:table-cell>
          <table:table-cell table:style-name="ce2" office:value-type="string">
            <text:p>Get into a basement</text:p>
          </table:table-cell>
          <table:table-cell table:style-name="ce2" office:value-type="string">
            <text:p>In den Keller gehen</text:p>
          </table:table-cell>
          <table:table-cell table:style-name="ce3" office:value-type="string">
            <text:p>UI_Quiz_GroundFloorButton_Asset</text:p>
          </table:table-cell>
          <table:table-cell table:style-name="ce3" office:value-type="string">
            <text:p>Get onto a high building</text:p>
          </table:table-cell>
          <table:table-cell table:style-name="ce3" office:value-type="string">
            <text:p>Auf ein hohes Gebäude gehen</text:p>
          </table:table-cell>
          <table:table-cell table:style-name="ce3" office:value-type="string">
            <text:p>UI_Quiz_HighBuildingButton_Asset</text:p>
          </table:table-cell>
          <table:table-cell table:style-name="ce3" office:value-type="string">
            <text:p>Stand beneath a doorframe</text:p>
          </table:table-cell>
          <table:table-cell table:style-name="ce3" office:value-type="string">
            <text:p>Unter einen Türrahmen stellen</text:p>
          </table:table-cell>
          <table:table-cell table:style-name="ce3" office:value-type="string">
            <text:p>UI_Quiz_DoorframeButton_Asset</text:p>
          </table:table-cell>
          <table:table-cell table:number-columns-repeated="1007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22.07.2018</text:date>, <text:time>10:0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creator>Felix </dc:creator>
    <meta:creation-date>2009-04-16T11:32:48Z</meta:creation-date>
    <dc:date>2018-07-22T10:06:08.43</dc:date>
    <meta:editing-cycles>24</meta:editing-cycles>
    <meta:editing-duration>PT2M24S</meta:editing-duration>
    <meta:document-statistic meta:table-count="1" meta:cell-count="68" meta:object-count="0"/>
    <meta:user-defined meta:name="Info 1"/>
    <meta:user-defined meta:name="Info 2"/>
    <meta:user-defined meta:name="Info 3"/>
    <meta:user-defined meta:name="Info 4"/>
  </office:meta>
</office:document-meta>
</file>